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2"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WW8Num7"/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5">
      <style:text-properties fo:font-weight="bold" style:font-weight-asian="bold" style:font-weight-complex="bold"/>
    </style:style>
    <style:style style:name="P15" style:family="paragraph" style:parent-style-name="Standard" style:list-style-name="L6"/>
    <style:style style:name="P16" style:family="paragraph" style:parent-style-name="Standard" style:list-style-name="L3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Text_20_body" style:list-style-name="L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Text_20_body" style:list-style-name="L1">
      <style:paragraph-properties fo:margin-left="0in" fo:margin-right="0in" fo:text-indent="0in" style:auto-text-indent="false"/>
    </style:style>
    <style:style style:name="P20" style:family="paragraph" style:parent-style-name="Title" style:master-page-name="Standard">
      <style:paragraph-properties style:page-number="auto"/>
    </style:style>
    <style:style style:name="P21" style:family="paragraph" style:parent-style-name="Heading_20_1">
      <style:text-properties style:font-name="Times New Roman"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span text:style-name="T5">Memória Virtual<text:line-break/><text:tab/><text:tab/><text:tab/>Caso de Uso: Busca Completa</text:span></text:p>
      <text:h text:style-name="P21" text:outline-level="1">Breve Descrição</text:h>
      <text:p text:style-name="P17"><text:tab/>O caso de uso Busca Completa permite a realização de pesquisa dos dados cadastrados na base de dados do sistema,ou seja a busca, exibição e alteração de bens,instituições e usuários cadastrados.</text:p>
      <text:h text:style-name="P21" text:outline-level="1">Breve Descrição dos Atores</text:h>
      <text:h text:style-name="P6" text:outline-level="2">Ator Primário: Administrador, Gerente, Revisor e Catalogador realizam Busca Completa, ou seja tem acesso irrestrito ao sistema.</text:h>
      <text:h text:style-name="P21" text:outline-level="1">Pré-Condições</text:h>
      <text:p text:style-name="Standard"><text:s text:c="4"/>O ator primário deve ser autenticado no Sistema.</text:p>
      <text:p text:style-name="Standard"/>
      <text:h text:style-name="P21" text:outline-level="1">Fluxo Básico de Eventos</text:h>
      <text:list xml:id="list1844080357" text:style-name="WW8Num7">
        <text:list-header>
          <text:p text:style-name="P8">4. 1.</text:p>
          <text:p text:style-name="P8">4.2 O sistema valida o loggin e a senha;</text:p>
          <text:p text:style-name="P8">4.3 O sistema exibe a página inicial personalizada do administrador;</text:p>
          <text:p text:style-name="P8">4.4 O usuário vai até o ícone de busca;</text:p>
          <text:p text:style-name="P8">4.5. Digita a pesquisa desejada;</text:p>
          <text:p text:style-name="P8">4.6. Submete a pesquisa;</text:p>
        </text:list-header>
      </text:list>
      <text:list xml:id="list1410795576" text:style-name="L1">
        <text:list-header>
          <text:p text:style-name="P9">4.7 O sistema avalia a requisição do usuário e retorna o resultado;</text:p>
          <text:p text:style-name="P9">4.8 O sistema exibe o resultado da pesquisa;</text:p>
          <text:p text:style-name="P9">4.9 O usuário altera, exclui os dados buscados;</text:p>
          <text:p text:style-name="P9">4.10 O usuário submete a operação realizada;</text:p>
          <text:p text:style-name="P9">4.11 O sistema valida a operação realizada no item 4.9 e 4.10 e emite uma mensagem de sucesso;</text:p>
          <text:p text:style-name="P9">4.12 O usuário finaliza a operação de busca;</text:p>
          <text:p text:style-name="P9">4.13 O sistema retorna para a página inicial.</text:p>
        </text:list-header>
      </text:list>
      <text:h text:style-name="P21" text:outline-level="1">Fluxos Alternativos</text:h>
      <text:h text:style-name="P7" text:outline-level="2">Fluxo Alternativo 1</text:h>
      <text:p text:style-name="Standard">Se 4.2 falhar então</text:p>
      <text:list xml:id="list931746107" text:style-name="L2">
        <text:list-item>
          <text:list>
            <text:list-item>
              <text:list>
                <text:list-item>
                  <text:p text:style-name="P10">o sistema retorna uma mensagem de erro;</text:p>
                </text:list-item>
                <text:list-item>
                  <text:p text:style-name="P10">retorna para 4.13</text:p>
                  <text:p text:style-name="P10"/>
                </text:list-item>
              </text:list>
            </text:list-item>
          </text:list>
        </text:list-item>
      </text:list>
      <text:p text:style-name="Standard">5.2 <text:span text:style-name="T4">Fluxo Alternativo 2</text:span></text:p>
      <text:p text:style-name="Standard">Se 4.7 <text:s/>falhar então</text:p>
      <text:list xml:id="list781208650" text:style-name="L3">
        <text:list-item>
          <text:list>
            <text:list-item>
              <text:list>
                <text:list-item>
                  <text:p text:style-name="P11">o sistema retorna uma mensagem de erro;</text:p>
                  <text:p text:style-name="P16"><text:s text:c="18"/>2. <text:s text:c="2"/>retorna para o passo 4.3</text:p>
                  <text:p text:style-name="P16">5.3 <text:span text:style-name="T4">Fluxo Alternativo 3</text:span></text:p>
                  <text:p text:style-name="P16">Se 4.11 falhar entao</text:p>
                  <text:p text:style-name="P16"><text:s/><text:tab/><text:tab/>1. o sistema retorna mensagem de erro;</text:p>
                  <text:p text:style-name="P16"><text:soft-page-break/><text:s text:c="24"/>2. o sistema retorna para o passo 4.3.</text:p>
                </text:list-item>
              </text:list>
            </text:list-item>
          </text:list>
        </text:list-item>
      </text:list>
      <text:h text:style-name="P21" text:outline-level="1">Cenários</text:h>
      <text:list xml:id="list1574590836" text:style-name="L4">
        <text:list-item>
          <text:list>
            <text:list-header>
              <text:p text:style-name="P12"><text:s text:c="12"/><text:span text:style-name="T3">6.1 <text:s text:c="3"/>Cenário de Loggin e senha</text:span></text:p>
              <text:p text:style-name="P12"/>
            </text:list-header>
          </text:list>
        </text:list-item>
      </text:list>
      <text:list xml:id="list1511825919" text:style-name="L5">
        <text:list-item>
          <text:list>
            <text:list-item>
              <text:list>
                <text:list-item>
                  <text:p text:style-name="P13">O usuário submete sua senha e loggin;</text:p>
                </text:list-item>
                <text:list-item>
                  <text:p text:style-name="P13">O sistema valida a senha e loggin;</text:p>
                </text:list-item>
                <text:list-item>
                  <text:p text:style-name="P13">O sistema exibe a página personalizada da administração.</text:p>
                  <text:p text:style-name="P13"/>
                  <text:p text:style-name="P14">6.2 Cenário de Busca</text:p>
                </text:list-item>
              </text:list>
            </text:list-item>
          </text:list>
        </text:list-item>
      </text:list>
      <text:p text:style-name="Standard"/>
      <text:list xml:id="list1567090300" text:continue-list="list1844080357" text:style-name="WW8Num7">
        <text:list-header>
          <text:p text:style-name="P8">6. 2.1 O usuário vai até o ícone de busca;</text:p>
          <text:p text:style-name="P8">6.2.2 <text:s/>Digita a pesquisa desejada;</text:p>
          <text:p text:style-name="P8">6.2.3. Submete a pesquisa;</text:p>
        </text:list-header>
      </text:list>
      <text:list xml:id="list857719757" text:continue-list="list1410795576" text:style-name="L1">
        <text:list-header>
          <text:p text:style-name="P9">6.2.4 O sistema avalia e retorna o resultado;</text:p>
          <text:p text:style-name="P9">6.2.5 O sistema exibe o resultado da pesquisa.</text:p>
          <text:p text:style-name="P18"/>
          <text:p text:style-name="P9"><text:s text:c="4"/><text:span text:style-name="T3"><text:s/>6 .3 Cenário de edição/exclusão de dados</text:span></text:p>
          <text:p text:style-name="P9"/>
          <text:p text:style-name="P9">6.3.1 O usuário faz as mudanças necessárias nos dados recuperados pela busca;</text:p>
          <text:p text:style-name="P9">6.3.2 O usuário salva as mudanças;</text:p>
          <text:p text:style-name="P9">6.3.3 O sistema válida tais mudanças;</text:p>
          <text:p text:style-name="P9">6.3.4 O sistema retorna uma mensagem de sucesso ;</text:p>
          <text:p text:style-name="P9">6.3.5 O sistema exibe a página personalizada da administração.</text:p>
          <text:p text:style-name="P19"/>
        </text:list-header>
      </text:list>
      <text:h text:style-name="P21" text:outline-level="1">Pós-Condições</text:h>
      <text:p text:style-name="Standard"><text:tab/>7.1 O usuário visualiza os resultados das operações realizadas;</text:p>
      <text:p text:style-name="Standard"><text:tab/>7.2 <text:s/>Finalizar o acesso ;</text:p>
      <text:p text:style-name="Standard"><text:tab/>7.3 Faz nova busca e novas alterações;</text:p>
      <text:p text:style-name="Standard"><text:tab/>7.4 Exibir relatórios sobre o sistema.</text:p>
      <text:h text:style-name="P21" text:outline-level="1">Requisitos Especiais</text:h>
      <text:list xml:id="list1446203248" text:style-name="L6">
        <text:list-item>
          <text:list>
            <text:list-item>
              <text:p text:style-name="P15">Requisitos básicos para a visualização das imagens e conteúdo;</text:p>
            </text:list-item>
            <text:list-item>
              <text:p text:style-name="P15">Requisitos mínimos para a execução do sistema;</text:p>
            </text:list-item>
            <text:list-item>
              <text:p text:style-name="P15">Conhecimentos básicos sobre o funcionamento do sistema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.0835in" style:line-height-at-least="0.1665in" fo:text-align="justify" style:justify-single-word="false" fo:keep-together="always" fo:orphans="0" fo:widows="0" fo:text-indent="0in" style:auto-text-indent="false" style:page-number="auto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54in" fo:margin-left="-0.0799in" table:align="left" style:writing-mode="lr-tb"/>
    </style:style>
    <style:style style:name="Tabela2.A" style:family="table-column">
      <style:table-column-properties style:column-width="4.4299in"/>
    </style:style>
    <style:style style:name="Tabela2.B" style:family="table-column">
      <style:table-column-properties style:column-width="1.6556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completa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&lt;use-case name&gt;</dc:title>
    <dc:subject>&lt;project&gt;</dc:subject>
    <meta:creation-date>2010-03-13T08:57:29.36</meta:creation-date>
    <meta:editing-cycles>14</meta:editing-cycles>
    <meta:editing-duration>PT02H16M00S</meta:editing-duration>
    <dc:date>2010-03-18T15:19:25</dc:date>
    <meta:generator>OpenOffice.org/3.1$Linux OpenOffice.org_project/310m19$Build-9420</meta:generator>
    <dc:creator>Thiago Bianchi</dc:creator>
    <meta:document-statistic meta:table-count="2" meta:image-count="0" meta:object-count="0" meta:page-count="2" meta:paragraph-count="64" meta:word-count="447" meta:character-count="2667"/>
  </office:meta>
</office:document-meta>
</file>